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eMarkerMacroTests.renderInternal( Map &lt; String , Object &gt; renderAttributes , MediaType contentType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reeMarkerMacroTests.formRadioButt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reeMarkerMacroTests.formTex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MarkerMacroTests.url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MarkerMacroTests.formCheckboxForNeste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eeMarkerMacroTests.formTextareaWithCustomRowsAndColum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MarkerMacroTests.formHidden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MarkerMacroTests.getMacroOutpu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FreeMarkerMacroTests.fetchMacro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reeMarkerMacroTests.storeTemplateInTempDir( String macr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eeMarkerMacroTests.loadMacr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eeMarkerMacroTests.forInputWithNeste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MarkerMacroTests.formSingleSelectFrom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reeMarkerMacroTests.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formInpu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MarkerMacroTests.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message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formCheckboxForString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reeMarkerMacroTests.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messageArgsWithDefaul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defaul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springMacroRequestContextIsAutomaticallyExposedAsModel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reeMarkerMacroTests.formInputWithC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MarkerMacroTests.formSingleSelectFrom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reeMarkerMacroTests.formMultiSel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reeMarkerMacroTests.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MacroTests.formCheckboxForString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eeMarkerMacroTests.formInputHidd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MarkerMacroTests.form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MarkerMacroTests.formInpu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MarkerMacroTests.formCheckboxForBoolean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eeMarkerMacro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eeMarkerMacroTests.formPassword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MarkerMacroTests.get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